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6.242cm" svg:height="0.962cm" svg:x="1cm" svg:y="1cm">
          <draw:text-box>
            <text:p>ConnectionListTests</text:p>
          </draw:text-box>
        </draw:frame>
        <draw:custom-shape draw:style-name="gr2" draw:text-style-name="P1" draw:layer="layout" svg:width="2cm" svg:height="2cm" svg:x="4cm" svg:y="2.5cm">
          <text:p text:style-name="P1">unit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9cm" svg:y="2.5cm">
          <text:p text:style-name="P1">Unit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4.5cm" svg:y="2.5cm">
          <text:p text:style-name="P1">unit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3.5cm" svg:x2="9cm" svg:y2="3.5cm">
          <text:p/>
        </draw:line>
        <draw:line draw:style-name="gr3" draw:text-style-name="P1" draw:layer="layout" svg:x1="11cm" svg:y1="3.5cm" svg:x2="14.5cm" svg:y2="3.5cm">
          <text:p/>
        </draw:line>
        <draw:polyline draw:style-name="gr4" draw:text-style-name="P1" draw:layer="layout" svg:width="16.499cm" svg:height="1.999cm" svg:x="2.5cm" svg:y="3.5cm" svg:viewBox="0 0 16500 2000" draw:points="14000,0 16500,0 16500,2000 0,2000 0,0 1500,0">
          <text:p/>
        </draw:polyline>
        <draw:frame draw:style-name="gr1" draw:layer="layout" svg:width="6.242cm" svg:height="0.962cm" svg:x="13.758cm" svg:y="1.038cm">
          <draw:text-box>
            <text:p>ConnectionListTests</text:p>
          </draw:text-box>
        </draw:frame>
        <draw:frame draw:style-name="gr1" draw:layer="layout" svg:width="5.853cm" svg:height="0.962cm" svg:x="13.758cm" svg:y="6.5cm">
          <draw:text-box>
            <text:p>testAddConnection</text:p>
          </draw:text-box>
        </draw:frame>
        <draw:custom-shape draw:style-name="gr2" draw:text-style-name="P1" draw:layer="layout" svg:width="2.5cm" svg:height="2cm" svg:x="3.5cm" svg:y="8cm">
          <text:p text:style-name="P1">source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9cm" svg:y="8cm">
          <text:p text:style-name="P1">unit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11cm">
          <text:p text:style-name="P1">unit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9cm" svg:x2="9cm" svg:y2="9cm">
          <text:p/>
        </draw:line>
        <draw:custom-shape draw:style-name="gr2" draw:text-style-name="P1" draw:layer="layout" svg:width="2.5cm" svg:height="2cm" svg:x="3.5cm" svg:y="11.5cm">
          <text:p text:style-name="P1">source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12.5cm" svg:x2="9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4T10:35:09</meta:creation-date>
    <dc:date>2009-08-04T11:19:11</dc:date>
    <meta:editing-duration>PT00H13M42S</meta:editing-duration>
    <meta:editing-cycles>1</meta:editing-cycles>
    <meta:document-statistic meta:object-count="15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